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5-09-24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5-04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4-09-1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4-04-2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3-09-2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3-04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2-09-2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1-09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1-04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0-09-2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20-04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9-09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9-04-2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8-09-2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8-04-25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7-09-26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7-04-24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6-09-0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6-04-2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5-09-1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5-04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4-09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4-04-0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3-09-0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3-04-0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2-09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2-04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1-09-1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1-04-1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0-09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10-04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8-04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7-09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7-04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6-09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6-04-1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5-09-2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5-03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4-03-1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4-02-1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4-01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12-3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11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10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09-2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08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07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06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05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04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03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02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3-01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11-2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10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09-2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08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07-26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06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05-31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04-2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03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02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2-01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12-2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11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10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09-2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08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07-2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06-2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05-2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04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03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02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1-01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12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11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09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08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07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06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05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04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03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7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7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7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23075594701</text:p>
          </table:table-cell>
          <table:table-cell office:value-type="string" calcext:value-type="string">
            <text:p>KE Be <text:s/>43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0" meta:object-count="0"/>
    <meta:user-defined meta:name="AppVersion">3.0</meta:user-defined>
  </office:meta>
</office:document-meta>
</file>